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59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1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5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ce30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ackground-color="#9e9e9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150174216027875" calcext:value-type="percentage">
            <text:p>15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8"/>
          <table:table-cell table:style-name="ce183"/>
          <table:table-cell table:number-columns-repeated="428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.150174216027875" calcext:value-type="percentage">
            <text:p>15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45" calcext:value-type="float">
            <text:p>45</text:p>
          </table:table-cell>
          <table:table-cell table:style-name="ce164" table:content-validation-name="val1" table:formula="of:=[.H10]-[.I10]" office:value-type="float" office:value="255" calcext:value-type="float">
            <text:p>255</text:p>
          </table:table-cell>
          <table:table-cell table:style-name="ce164" table:content-validation-name="val1" table:formula="of:=IF(ISNUMBER([.F10]);[.F10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34" calcext:value-type="float">
            <text:p>34</text:p>
          </table:table-cell>
          <table:table-cell table:style-name="ce168" table:content-validation-name="val1" table:formula="of:=[.H11]-[.I11]" office:value-type="float" office:value="0" calcext:value-type="float">
            <text:p>0</text:p>
          </table:table-cell>
          <table:table-cell table:style-name="ce168" table:content-validation-name="val1" table:formula="of:=IF(ISNUMBER([.F11]);[.F11]-[.$D$5];&quot;&quot;)" office:value-type="float" office:value="423" calcext:value-type="float">
            <text:p>423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0" calcext:value-type="float">
            <text:p>0</text:p>
          </table:table-cell>
          <table:table-cell table:style-name="ce170" table:content-validation-name="val1" table:formula="of:=IF(ISNUMBER([.F13]);[.F13]-[.$D$5];&quot;&quot;)" office:value-type="float" office:value="385" calcext:value-type="float">
            <text:p>38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0" calcext:value-type="float">
            <text:p>0</text:p>
          </table:table-cell>
          <table:table-cell table:style-name="ce170" table:content-validation-name="val1" table:formula="of:=IF(ISNUMBER([.F14]);[.F14]-[.$D$5]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0" calcext:value-type="float">
            <text:p>0</text:p>
          </table:table-cell>
          <table:table-cell table:style-name="ce170" table:content-validation-name="val1" table:formula="of:=IF(ISNUMBER([.F16]);[.F16]-[.$D$5];&quot;&quot;)" office:value-type="float" office:value="385" calcext:value-type="float">
            <text:p>38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0" calcext:value-type="float">
            <text:p>0</text:p>
          </table:table-cell>
          <table:table-cell table:style-name="ce170" table:content-validation-name="val1" table:formula="of:=IF(ISNUMBER([.F17]);[.F17]-[.$D$5]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0" calcext:value-type="float">
            <text:p>0</text:p>
          </table:table-cell>
          <table:table-cell table:style-name="ce170" table:content-validation-name="val1" table:formula="of:=IF(ISNUMBER([.F19]);[.F19]-[.$D$5];&quot;&quot;)" office:value-type="float" office:value="409" calcext:value-type="float">
            <text:p>40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0" calcext:value-type="float">
            <text:p>0</text:p>
          </table:table-cell>
          <table:table-cell table:style-name="ce170" table:content-validation-name="val1" table:formula="of:=IF(ISNUMBER([.F20]);[.F20]-[.$D$5];&quot;&quot;)" office:value-type="float" office:value="422" calcext:value-type="float">
            <text:p>422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style-name="ce170" table:content-validation-name="val1" table:formula="of:=IF(ISNUMBER([.F21]);[.F21]-[.$D$5];&quot;&quot;)" office:value-type="float" office:value="423" calcext:value-type="float">
            <text:p>423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0" calcext:value-type="float">
            <text:p>0</text:p>
          </table:table-cell>
          <table:table-cell table:style-name="ce170" table:content-validation-name="val1" table:formula="of:=IF(ISNUMBER([.F23]);[.F23]-[.$D$5];&quot;&quot;)" office:value-type="float" office:value="409" calcext:value-type="float">
            <text:p>40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[.$D$5];&quot;&quot;)" office:value-type="float" office:value="462" calcext:value-type="float">
            <text:p>46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[.$D$5];&quot;&quot;)" office:value-type="float" office:value="462" calcext:value-type="float">
            <text:p>462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[.$D$5];&quot;&quot;)" office:value-type="float" office:value="462" calcext:value-type="float">
            <text:p>462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[.$D$5];&quot;&quot;)" office:value-type="float" office:value="477" calcext:value-type="float">
            <text:p>477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[.$D$5];&quot;&quot;)" office:value-type="float" office:value="469" calcext:value-type="float">
            <text:p>469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[.$D$5];&quot;&quot;)" office:value-type="float" office:value="469" calcext:value-type="float">
            <text:p>469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[.$D$5];&quot;&quot;)" office:value-type="float" office:value="477" calcext:value-type="float">
            <text:p>477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[.$D$5]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[.$D$5]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[.$D$5];&quot;&quot;)" office:value-type="float" office:value="576" calcext:value-type="float">
            <text:p>576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[.$D$5]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[.$D$5];&quot;&quot;)" office:value-type="float" office:value="576" calcext:value-type="float">
            <text:p>576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[.$D$5]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.501742160278746" calcext:value-type="percentage">
            <text:p>5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95" calcext:value-type="float">
            <text:p>95</text:p>
          </table:table-cell>
          <table:table-cell table:style-name="ce168" table:content-validation-name="val1" table:formula="of:=[.H50]-[.I50]" office:value-type="float" office:value="95" calcext:value-type="float">
            <text:p>95</text:p>
          </table:table-cell>
          <table:table-cell table:style-name="ce168" table:content-validation-name="val1" table:formula="of:=IF(ISNUMBER([.F50]);[.F50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7" calcext:value-type="float">
            <text:p>7</text:p>
          </table:table-cell>
          <table:table-cell table:style-name="ce170" table:content-validation-name="val1" table:formula="of:=[.H52]-[.I52]" office:value-type="float" office:value="0" calcext:value-type="float">
            <text:p>0</text:p>
          </table:table-cell>
          <table:table-cell table:style-name="ce170" table:content-validation-name="val1" table:formula="of:=IF(ISNUMBER([.F52]);[.F52]-[.$D$5];&quot;&quot;)" office:value-type="float" office:value="470" calcext:value-type="float">
            <text:p>470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24" calcext:value-type="float">
            <text:p>24</text:p>
          </table:table-cell>
          <table:table-cell table:style-name="ce170" table:content-validation-name="val1" table:formula="of:=[.H53]-[.I53]" office:value-type="float" office:value="0" calcext:value-type="float">
            <text:p>0</text:p>
          </table:table-cell>
          <table:table-cell table:style-name="ce170" table:content-validation-name="val1" table:formula="of:=IF(ISNUMBER([.F53]);[.F53]-[.$D$5]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24" calcext:value-type="float">
            <text:p>24</text:p>
          </table:table-cell>
          <table:table-cell table:style-name="ce170" table:content-validation-name="val1" table:formula="of:=[.H54]-[.I54]" office:value-type="float" office:value="0" calcext:value-type="float">
            <text:p>0</text:p>
          </table:table-cell>
          <table:table-cell table:style-name="ce170" table:content-validation-name="val1" table:formula="of:=IF(ISNUMBER([.F54]);[.F54]-[.$D$5]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15" calcext:value-type="float">
            <text:p>15</text:p>
          </table:table-cell>
          <table:table-cell table:style-name="ce170" table:content-validation-name="val1" table:formula="of:=[.H55]-[.I55]" office:value-type="float" office:value="16" calcext:value-type="float">
            <text:p>16</text:p>
          </table:table-cell>
          <table:table-cell table:style-name="ce170" table:content-validation-name="val1" table:formula="of:=IF(ISNUMBER([.F55]);[.F55]-[.$D$5];&quot;&quot;)" office:value-type="float" office:value="545" calcext:value-type="float">
            <text:p>545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30" calcext:value-type="float">
            <text:p>30</text:p>
          </table:table-cell>
          <table:table-cell table:style-name="ce170" table:content-validation-name="val1" table:formula="of:=[.H57]-[.I57]" office:value-type="float" office:value="0" calcext:value-type="float">
            <text:p>0</text:p>
          </table:table-cell>
          <table:table-cell table:style-name="ce170" table:content-validation-name="val1" table:formula="of:=IF(ISNUMBER([.F57]);[.F57]-[.$D$5]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30" calcext:value-type="float">
            <text:p>30</text:p>
          </table:table-cell>
          <table:table-cell table:style-name="ce170" table:content-validation-name="val1" table:formula="of:=[.H58]-[.I58]" office:value-type="float" office:value="0" calcext:value-type="float">
            <text:p>0</text:p>
          </table:table-cell>
          <table:table-cell table:style-name="ce170" table:content-validation-name="val1" table:formula="of:=IF(ISNUMBER([.F58]);[.F58]-[.$D$5]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.25" calcext:value-type="percentage">
            <text:p>25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13" calcext:value-type="float">
            <text:p>13</text:p>
          </table:table-cell>
          <table:table-cell table:style-name="ce170" table:content-validation-name="val1" table:formula="of:=[.H59]-[.I59]" office:value-type="float" office:value="41" calcext:value-type="float">
            <text:p>41</text:p>
          </table:table-cell>
          <table:table-cell table:style-name="ce170" table:content-validation-name="val1" table:formula="of:=IF(ISNUMBER([.F59]);[.F59]-[.$D$5];&quot;&quot;)" office:value-type="float" office:value="576" calcext:value-type="float">
            <text:p>576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[.$D$5]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[.$D$5]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[.$D$5]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[.$D$5]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[.$D$5];&quot;&quot;)" office:value-type="float" office:value="484" calcext:value-type="float">
            <text:p>484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[.$D$5]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[.$D$5];&quot;&quot;)" office:value-type="float" office:value="545" calcext:value-type="float">
            <text:p>545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[.$D$5];&quot;&quot;)" office:value-type="float" office:value="462" calcext:value-type="float">
            <text:p>462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[.$D$5];&quot;&quot;)" office:value-type="float" office:value="462" calcext:value-type="float">
            <text:p>462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[.$D$5];&quot;&quot;)" office:value-type="float" office:value="545" calcext:value-type="float">
            <text:p>545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[.$D$5]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[.$D$5]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[.$D$5];&quot;&quot;)" office:value-type="float" office:value="713" calcext:value-type="float">
            <text:p>713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[.$D$5];&quot;&quot;)" office:value-type="float" office:value="727" calcext:value-type="float">
            <text:p>727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[.$D$5];&quot;&quot;)" office:value-type="float" office:value="713" calcext:value-type="float">
            <text:p>713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[.$D$5];&quot;&quot;)" office:value-type="float" office:value="743" calcext:value-type="float">
            <text:p>74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[.$D$5];&quot;&quot;)" office:value-type="float" office:value="743" calcext:value-type="float">
            <text:p>74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[.$D$5]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61" calcext:value-type="float">
            <text:p>1161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96" calcext:value-type="float">
            <text:p>796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57" calcext:value-type="float">
            <text:p>757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74" calcext:value-type="float">
            <text:p>774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88" calcext:value-type="float">
            <text:p>788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96" calcext:value-type="float">
            <text:p>796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27" calcext:value-type="float">
            <text:p>827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27" calcext:value-type="float">
            <text:p>827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27" calcext:value-type="float">
            <text:p>827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27" calcext:value-type="float">
            <text:p>827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910" calcext:value-type="float">
            <text:p>910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66" calcext:value-type="float">
            <text:p>866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66" calcext:value-type="float">
            <text:p>866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61" calcext:value-type="float">
            <text:p>106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66" calcext:value-type="float">
            <text:p>866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61" calcext:value-type="float">
            <text:p>1061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61" calcext:value-type="float">
            <text:p>1061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61" calcext:value-type="float">
            <text:p>1061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27" calcext:value-type="float">
            <text:p>827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910" calcext:value-type="float">
            <text:p>910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61" calcext:value-type="float">
            <text:p>1061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61" calcext:value-type="float">
            <text:p>1061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61" calcext:value-type="float">
            <text:p>1161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61" calcext:value-type="float">
            <text:p>1061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61" calcext:value-type="float">
            <text:p>1061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108" calcext:value-type="float">
            <text:p>1108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61" calcext:value-type="float">
            <text:p>1161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61" calcext:value-type="float">
            <text:p>1161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61" calcext:value-type="float">
            <text:p>1161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61" calcext:value-type="float">
            <text:p>1161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61" calcext:value-type="float">
            <text:p>1161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61" calcext:value-type="float">
            <text:p>1161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61" calcext:value-type="float">
            <text:p>1161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15" calcext:value-type="float">
            <text:p>111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17" calcext:value-type="float">
            <text:p>111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22" calcext:value-type="float">
            <text:p>112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39" calcext:value-type="float">
            <text:p>1139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61" calcext:value-type="float">
            <text:p>1261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306" calcext:value-type="float">
            <text:p>1306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200" calcext:value-type="float">
            <text:p>1200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31" calcext:value-type="float">
            <text:p>1231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61" calcext:value-type="float">
            <text:p>1261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37" calcext:value-type="float">
            <text:p>1337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51" calcext:value-type="float">
            <text:p>1351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82" calcext:value-type="float">
            <text:p>1382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73" calcext:value-type="float">
            <text:p>147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70" calcext:value-type="float">
            <text:p>1170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200" calcext:value-type="float">
            <text:p>1200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31" calcext:value-type="float">
            <text:p>1231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306" calcext:value-type="float">
            <text:p>1306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37" calcext:value-type="float">
            <text:p>1337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73" calcext:value-type="float">
            <text:p>1473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43" calcext:value-type="float">
            <text:p>1443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57" calcext:value-type="float">
            <text:p>1457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43" calcext:value-type="float">
            <text:p>1443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2+[.G31]*0.2+[.G43]*0.2+[.G52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92" calcext:value-type="float">
            <text:p>1892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40" calcext:value-type="float">
            <text:p>164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96" calcext:value-type="float">
            <text:p>1596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40" calcext:value-type="float">
            <text:p>1640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2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504" calcext:value-type="float">
            <text:p>1504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18" calcext:value-type="float">
            <text:p>1518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535" calcext:value-type="float">
            <text:p>1535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9-23" calcext:value-type="date">
            <text:p>23-Sep-2027</text:p>
          </table:table-cell>
          <table:table-cell table:style-name="ce121" table:content-validation-name="val1" table:formula="of:=NETWORKDAYS([.D33];[.F33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" calcext:value-type="float">
            <text:p>7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" calcext:value-type="float">
            <text:p>7</text:p>
          </table:table-cell>
          <table:table-cell table:style-name="ce170" table:content-validation-name="val1" table:formula="of:=IF(ISNUMBER([.F33]);[.F33]-TODAY();&quot;&quot;)" office:value-type="float" office:value="1565" calcext:value-type="float">
            <text:p>1565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121" table:content-validation-name="val1" table:formula="of:=NETWORKDAYS([.D34];[.F3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11" calcext:value-type="float">
            <text:p>11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" calcext:value-type="float">
            <text:p>11</text:p>
          </table:table-cell>
          <table:table-cell table:style-name="ce170" table:content-validation-name="val1" table:formula="of:=IF(ISNUMBER([.F34]);[.F34]-TODAY();&quot;&quot;)" office:value-type="float" office:value="1579" calcext:value-type="float">
            <text:p>1579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121" table:content-validation-name="val1" table:formula="of:=NETWORKDAYS([.D35];[.F35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66" calcext:value-type="float">
            <text:p>66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66" calcext:value-type="float">
            <text:p>66</text:p>
          </table:table-cell>
          <table:table-cell table:style-name="ce170" table:content-validation-name="val1" table:formula="of:=IF(ISNUMBER([.F35]);[.F35]-TODAY();&quot;&quot;)" office:value-type="float" office:value="1671" calcext:value-type="float">
            <text:p>1671</text:p>
          </table:table-cell>
          <table:table-cell table:style-name="ce164" table:content-validation-name="val1"/>
          <table:table-cell table:number-columns-repeated="3"/>
          <table:table-cell table:style-name="ce181" table:number-columns-repeated="4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62" calcext:value-type="float">
            <text:p>176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702" calcext:value-type="float">
            <text:p>1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702" calcext:value-type="float">
            <text:p>1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702" calcext:value-type="float">
            <text:p>1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535" calcext:value-type="float">
            <text:p>1535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549" calcext:value-type="float">
            <text:p>1549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640" calcext:value-type="float">
            <text:p>1640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0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3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92" calcext:value-type="float">
            <text:p>189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809" calcext:value-type="float">
            <text:p>1809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853" calcext:value-type="float">
            <text:p>1853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853" calcext:value-type="float">
            <text:p>1853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92" calcext:value-type="float">
            <text:p>1892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5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30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style-name="ce172" office:value-type="string" calcext:value-type="string">
            <text:p>Sept 2028</text:p>
          </table:table-cell>
          <table:table-cell table:style-name="ce172" office:value-type="string" calcext:value-type="string">
            <text:p>Oct 2028</text:p>
          </table:table-cell>
          <table:table-cell table:style-name="ce172" office:value-type="string" calcext:value-type="string">
            <text:p>Nov 2028</text:p>
          </table:table-cell>
          <table:table-cell table:style-name="ce172" office:value-type="string" calcext:value-type="string">
            <text:p>Dec 2028</text:p>
          </table:table-cell>
          <table:table-cell table:style-name="ce172" office:value-type="string" calcext:value-type="string">
            <text:p>Jan 2029</text:p>
          </table:table-cell>
          <table:table-cell table:style-name="ce172" office:value-type="string" calcext:value-type="string">
            <text:p>Feb 2029</text:p>
          </table:table-cell>
          <table:table-cell table:style-name="ce172" office:value-type="string" calcext:value-type="string">
            <text:p>Mar 2029</text:p>
          </table:table-cell>
          <table:table-cell table:style-name="ce172" office:value-type="string" calcext:value-type="string">
            <text:p>Apr 2029</text:p>
          </table:table-cell>
          <table:table-cell table:style-name="ce172" office:value-type="string" calcext:value-type="string">
            <text:p>May 2029</text:p>
          </table:table-cell>
          <table:table-cell table:style-name="ce172" office:value-type="string" calcext:value-type="string">
            <text:p>Jun 2029</text:p>
          </table:table-cell>
          <table:table-cell table:style-name="ce172" office:value-type="string" calcext:value-type="string">
            <text:p>Jul 2029</text:p>
          </table:table-cell>
          <table:table-cell table:style-name="ce172" office:value-type="string" calcext:value-type="string">
            <text:p>Aug 2029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8-07-01" calcext:value-type="date">
            <text:p>01-Jul-2028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9-08-23" calcext:value-type="date">
            <text:p>23-Aug-2029</text:p>
          </table:table-cell>
          <table:table-cell table:style-name="ce302" table:content-validation-name="val1" table:formula="of:=([.G11]*0.1+[.G22]*0.15+[.G30]*0.15+[.G45]*0.6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2257" calcext:value-type="float">
            <text:p>2257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assessment (Weight=1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8-07-01" calcext:value-type="date">
            <text:p>01-Jul-2028</text:p>
          </table:table-cell>
          <table:table-cell table:style-name="ce119" table:content-validation-name="val1" table:formula="of:=NETWORKDAYS([.D11];[.F11];Holidays)" office:value-type="float" office:value="299" calcext:value-type="float">
            <text:p>299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03" table:content-validation-name="val1" table:formula="of:=SUMPRODUCT([.G12:.G20];[.E12:.E20])/SUM([.E12:.E20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299" calcext:value-type="float">
            <text:p>299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99" calcext:value-type="float">
            <text:p>299</text:p>
          </table:table-cell>
          <table:table-cell table:style-name="ce168" table:content-validation-name="val1" table:formula="of:=IF(ISNUMBER([.F11]);[.F11]-TODAY();&quot;&quot;)" office:value-type="float" office:value="2257" calcext:value-type="float">
            <text:p>225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ssessment of Additive Manufacturing Goal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30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antenna prin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3];[.F13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5" calcext:value-type="float">
            <text:p>5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5" calcext:value-type="float">
            <text:p>5</text:p>
          </table:table-cell>
          <table:table-cell table:style-name="ce170" table:content-validation-name="val1" table:formula="of:=IF(ISNUMBER([.F13]);[.F13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, Hpol array integra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4];[.F1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5" calcext:value-type="float">
            <text:p>5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5" calcext:value-type="float">
            <text:p>5</text:p>
          </table:table-cell>
          <table:table-cell table:style-name="ce170" table:content-validation-name="val1" table:formula="of:=IF(ISNUMBER([.F14]);[.F14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CEM Goal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 designs achiev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6];[.F16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5" calcext:value-type="float">
            <text:p>5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5" calcext:value-type="float">
            <text:p>5</text:p>
          </table:table-cell>
          <table:table-cell table:style-name="ce170" table:content-validation-name="val1" table:formula="of:=IF(ISNUMBER([.F16]);[.F16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chine learning progres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7];[.F17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5" calcext:value-type="float">
            <text:p>5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5" calcext:value-type="float">
            <text:p>5</text:p>
          </table:table-cell>
          <table:table-cell table:style-name="ce170" table:content-validation-name="val1" table:formula="of:=IF(ISNUMBER([.F17]);[.F17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Application Development 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pplication coded and install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9];[.F19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5" calcext:value-type="float">
            <text:p>5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5" calcext:value-type="float">
            <text:p>5</text:p>
          </table:table-cell>
          <table:table-cell table:style-name="ce170" table:content-validation-name="val1" table:formula="of:=IF(ISNUMBER([.F19]);[.F19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ata collec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20];[.F20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5" calcext:value-type="float">
            <text:p>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5" calcext:value-type="float">
            <text:p>5</text:p>
          </table:table-cell>
          <table:table-cell table:style-name="ce170" table:content-validation-name="val1" table:formula="of:=IF(ISNUMBER([.F20]);[.F20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emesters 9,10 (Weight=1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22];[.F22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07" table:content-validation-name="val1" table:formula="of:=SUMPRODUCT([.G23:.G28];[.E23:.E28])/SUM([.E23:.E28])" office:value-type="percentage" office:value="0" calcext:value-type="percentage">
            <text:p>0%</text:p>
          </table:table-cell>
          <table:table-cell table:style-name="ce168" table:content-validation-name="val1" table:formula="of:=[.E22]" office:value-type="float" office:value="190" calcext:value-type="float">
            <text:p>190</text:p>
          </table:table-cell>
          <table:table-cell table:style-name="ce168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68" table:content-validation-name="val1" table:formula="of:=[.H22]-[.I22]" office:value-type="float" office:value="190" calcext:value-type="float">
            <text:p>190</text:p>
          </table:table-cell>
          <table:table-cell table:style-name="ce168" table:content-validation-name="val1" table:formula="of:=IF(ISNUMBER([.F22]);[.F22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0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24];[.F24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8" calcext:value-type="float">
            <text:p>8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8" calcext:value-type="float">
            <text:p>8</text:p>
          </table:table-cell>
          <table:table-cell table:style-name="ce170" table:content-validation-name="val1" table:formula="of:=IF(ISNUMBER([.F24]);[.F24]-TODAY();&quot;&quot;)" office:value-type="float" office:value="1901" calcext:value-type="float">
            <text:p>1901</text:p>
          </table:table-cell>
          <table:table-cell table:style-name="ce164" table:content-validation-name="val1"/>
          <table:table-cell/>
          <table:table-cell table:style-name="ce299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Undergraduate 7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5];[.F25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76" calcext:value-type="float">
            <text:p>76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76" calcext:value-type="float">
            <text:p>76</text:p>
          </table:table-cell>
          <table:table-cell table:style-name="ce170" table:content-validation-name="val1" table:formula="of:=IF(ISNUMBER([.F25]);[.F25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Undergraduate 8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6];[.F26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76" calcext:value-type="float">
            <text:p>76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76" calcext:value-type="float">
            <text:p>76</text:p>
          </table:table-cell>
          <table:table-cell table:style-name="ce170" table:content-validation-name="val1" table:formula="of:=IF(ISNUMBER([.F26]);[.F26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0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28];[.F2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87" calcext:value-type="float">
            <text:p>87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87" calcext:value-type="float">
            <text:p>87</text:p>
          </table:table-cell>
          <table:table-cell table:style-name="ce170" table:content-validation-name="val1" table:formula="of:=IF(ISNUMBER([.F28]);[.F28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6"/>
          <table:table-cell table:style-name="ce29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9,10 (Weight=15%)</text:p>
          </table:table-cell>
          <table:table-cell table:style-name="ce96" table:content-validation-name="val1" office:value-type="string" calcext:value-type="string">
            <text:p>[Phys. Dept., Undergraduates 9,10]</text:p>
          </table:table-cell>
          <table:table-cell table:style-name="ce110" table:content-validation-name="val1" office:value-type="date" office:date-value="2028-09-01" calcext:value-type="date">
            <text:p>01-Sep-2028</text:p>
          </table:table-cell>
          <table:table-cell table:style-name="ce119" table:content-validation-name="val1" table:formula="of:=NETWORKDAYS([.D30];[.F30];Holidays)" office:value-type="float" office:value="255" calcext:value-type="float">
            <text:p>255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11" table:content-validation-name="val1" table:formula="of:=SUMPRODUCT([.G31:.G43];[.E31:.E43])/SUM([.E31:.E43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255" calcext:value-type="float">
            <text:p>255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255" calcext:value-type="float">
            <text:p>255</text:p>
          </table:table-cell>
          <table:table-cell table:style-name="ce168" table:content-validation-name="val1" table:formula="of:=IF(ISNUMBER([.F30]);[.F30]-TODAY();&quot;&quot;)" office:value-type="float" office:value="2257" calcext:value-type="float">
            <text:p>225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ontinuation of Course Implement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3" table:content-validation-name="val1"/>
          <table:table-cell table:style-name="ce169" table:content-validation-name="val1"/>
          <table:table-cell table:style-name="ce169" table:content-validation-name="val1" table:formula="of:=IF(ISNUMBER([.E31]);ROUNDDOWN([.E31]*[.G3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stud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2];[.F3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8-09-15" calcext:value-type="date">
            <text:p>15-Sep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11" calcext:value-type="float">
            <text:p>1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11" calcext:value-type="float">
            <text:p>11</text:p>
          </table:table-cell>
          <table:table-cell table:style-name="ce170" table:content-validation-name="val1" table:formula="of:=IF(ISNUMBER([.F32]);[.F32]-TODAY();&quot;&quot;)" office:value-type="float" office:value="1915" calcext:value-type="float">
            <text:p>1915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new data sets</text:p>
          </table:table-cell>
          <table:table-cell table:style-name="ce91" table:content-validation-name="val1" office:value-type="string" calcext:value-type="string">
            <text:p>[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3];[.F33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6" calcext:value-type="float">
            <text:p>7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6" calcext:value-type="float">
            <text:p>76</text:p>
          </table:table-cell>
          <table:table-cell table:style-name="ce170" table:content-validation-name="val1" table:formula="of:=IF(ISNUMBER([.F33]);[.F33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Gather student feedback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12-10" calcext:value-type="date">
            <text:p>10-Dec-2028</text:p>
          </table:table-cell>
          <table:table-cell table:style-name="ce121" table:content-validation-name="val1" table:formula="of:=NETWORKDAYS([.D34];[.F3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5" calcext:value-type="float">
            <text:p>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5" calcext:value-type="float">
            <text:p>5</text:p>
          </table:table-cell>
          <table:table-cell table:style-name="ce170" table:content-validation-name="val1" table:formula="of:=IF(ISNUMBER([.F34]);[.F34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5"/>
          <table:table-cell table:style-name="ce177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Refining Applic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5]);[.F3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Refining machine learning algorithm</text:p>
          </table:table-cell>
          <table:table-cell table:style-name="ce91" table:content-validation-name="val1" office:value-type="string" calcext:value-type="string">
            <text:p>[Undergraduate 9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6];[.F3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7" calcext:value-type="float">
            <text:p>87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7" calcext:value-type="float">
            <text:p>87</text:p>
          </table:table-cell>
          <table:table-cell table:style-name="ce170" table:content-validation-name="val1" table:formula="of:=IF(ISNUMBER([.F36]);[.F36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fining visual elements</text:p>
          </table:table-cell>
          <table:table-cell table:style-name="ce91" table:content-validation-name="val1" office:value-type="string" calcext:value-type="string">
            <text:p>[Undergraduate 10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7];[.F3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87" calcext:value-type="float">
            <text:p>87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87" calcext:value-type="float">
            <text:p>87</text:p>
          </table:table-cell>
          <table:table-cell table:style-name="ce170" table:content-validation-name="val1" table:formula="of:=IF(ISNUMBER([.F37]);[.F37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Report to Wider Faculty on Publication, Progres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oquium to STEM facult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1-01" calcext:value-type="date">
            <text:p>01-Jan-2029</text:p>
          </table:table-cell>
          <table:table-cell table:style-name="ce121" table:content-validation-name="val1" table:formula="of:=NETWORKDAYS([.D39];[.F3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4" calcext:value-type="float">
            <text:p>24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4" calcext:value-type="float">
            <text:p>24</text:p>
          </table:table-cell>
          <table:table-cell table:style-name="ce170" table:content-validation-name="val1" table:formula="of:=IF(ISNUMBER([.F39]);[.F39]-TODAY();&quot;&quot;)" office:value-type="float" office:value="2054" calcext:value-type="float">
            <text:p>2054</text:p>
          </table:table-cell>
          <table:table-cell table:style-name="ce164" table:content-validation-name="val1"/>
          <table:table-cell table:number-columns-repeated="6"/>
          <table:table-cell table:style-name="ce177"/>
          <table:table-cell table:number-columns-repeated="428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121" table:content-validation-name="val1" table:formula="of:=NETWORKDAYS([.D40];[.F40];Holidays)" office:value-type="float" office:value="21" calcext:value-type="float">
            <text:p>21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1" calcext:value-type="float">
            <text:p>2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1" calcext:value-type="float">
            <text:p>21</text:p>
          </table:table-cell>
          <table:table-cell table:style-name="ce170" table:content-validation-name="val1" table:formula="of:=IF(ISNUMBER([.F40]);[.F40]-TODAY();&quot;&quot;)" office:value-type="float" office:value="2082" calcext:value-type="float">
            <text:p>2082</text:p>
          </table:table-cell>
          <table:table-cell table:style-name="ce164" table:content-validation-name="val1"/>
          <table:table-cell table:number-columns-repeated="7"/>
          <table:table-cell table:style-name="ce177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Implementation in New Course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course option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2];[.F4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2" calcext:value-type="float">
            <text:p>22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2" calcext:value-type="float">
            <text:p>22</text:p>
          </table:table-cell>
          <table:table-cell table:style-name="ce170" table:content-validation-name="val1" table:formula="of:=IF(ISNUMBER([.F42]);[.F42]-TODAY();&quot;&quot;)" office:value-type="float" office:value="2113" calcext:value-type="float">
            <text:p>2113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aborate with other professor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2113" calcext:value-type="float">
            <text:p>2113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Fulfillment, Semesters 9,10 (Weight=60%)</text:p>
          </table:table-cell>
          <table:table-cell table:style-name="ce96" table:content-validation-name="val1" office:value-type="string" calcext:value-type="string">
            <text:p>[Prof. Hanson, Undergraduates 9,10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45];[.F45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17" table:content-validation-name="val1" table:formula="of:=SUMPRODUCT([.G46:.G51];[.E46:.E51])/SUM([.E46:.E51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190" calcext:value-type="float">
            <text:p>190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190" calcext:value-type="float">
            <text:p>190</text:p>
          </table:table-cell>
          <table:table-cell table:style-name="ce168" table:content-validation-name="val1" table:formula="of:=IF(ISNUMBER([.F45]);[.F45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dditive Manufactur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7];[.F47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190" calcext:value-type="float">
            <text:p>19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190" calcext:value-type="float">
            <text:p>190</text:p>
          </table:table-cell>
          <table:table-cell table:style-name="ce170" table:content-validation-name="val1" table:formula="of:=IF(ISNUMBER([.F47]);[.F47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EM and MEEP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9];[.F49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90" calcext:value-type="float">
            <text:p>190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90" calcext:value-type="float">
            <text:p>190</text:p>
          </table:table-cell>
          <table:table-cell table:style-name="ce170" table:content-validation-name="val1" table:formula="of:=IF(ISNUMBER([.F49]);[.F49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pplication Develop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2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51];[.F51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190" calcext:value-type="float">
            <text:p>190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90" calcext:value-type="float">
            <text:p>190</text:p>
          </table:table-cell>
          <table:table-cell table:style-name="ce170" table:content-validation-name="val1" table:formula="of:=IF(ISNUMBER([.F51]);[.F51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4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number-columns-repeated="436"/>
          <table:table-cell table:content-validation-name="val1" table:number-columns-repeated="577"/>
        </table:table-row>
        <table:table-row table:style-name="ro2" table:number-rows-repeated="8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5.F3:Sheet5.F3 Sheet5.G12:Sheet5.G12 Sheet5.G14:Sheet5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3:Sheet5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0:Sheet5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1:Sheet5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2:Sheet5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8:Sheet5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9:Sheet5.G43 Sheet5.G30:Sheet5.G32 Sheet5.G34:Sheet5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3:Sheet5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8:Sheet5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5:Sheet5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9:Sheet5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0:Sheet5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1:Sheet5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time-style style:name="N142">
      <number:minutes number:style="long"/>
      <number:text>:</number:text>
      <number:seconds number:style="long"/>
    </number:time-style>
    <number:date-style style:name="N141">
      <number:day number:style="long"/>
      <number:text>-</number:text>
      <number:month number:textual="true"/>
      <number:text>-</number:text>
      <number:year number:style="long"/>
    </number:dat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3">
      <number:month/>
      <number:text>/</number:text>
      <number:day/>
      <number:text>/</number:text>
      <number:year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54">
      <number:minutes number:style="long"/>
      <number:text>:</number:text>
      <number:seconds number:style="long" number:decimal-places="1"/>
    </number:time-style>
    <number:date-style style:name="N125">
      <number:month number:textual="true"/>
      <number:text>-</number:text>
      <number:year/>
    </number:date-style>
    <number:date-style style:name="N138">
      <number:day/>
      <number:text>-</number:text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59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hours/>
      <number:text>:</number:text>
      <number:minutes number:style="long"/>
    </number:time-style>
    <number:date-style style:name="N140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9T15:54:08.133819216</dc:date>
    <meta:editing-cycles>648</meta:editing-cycles>
    <meta:editing-duration>P1DT15H29M</meta:editing-duration>
    <meta:generator>LibreOffice/7.3.7.2$Linux_X86_64 LibreOffice_project/30$Build-2</meta:generator>
    <meta:document-statistic meta:table-count="5" meta:cell-count="235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